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c9211e" fo:border="0.74pt solid #000000"/>
    </style:style>
    <style:style style:name="ce4" style:family="table-cell" style:parent-style-name="Default">
      <style:table-cell-properties fo:background-color="#666666" fo:border="0.74pt solid #000000"/>
    </style:style>
    <style:style style:name="ce5" style:family="table-cell" style:parent-style-name="Default">
      <style:table-cell-properties fo:background-color="#999999" fo:border="0.74pt solid #000000"/>
    </style:style>
    <style:style style:name="ce6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ackground-color="#33333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1" table:default-cell-style-name="ce10"/>
        <table:table-column table:style-name="co1" table:number-columns-repeated="3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10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2"/>
        <table:table-column table:style-name="co1" table:default-cell-style-name="ce10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gird</text:p>
          </table:table-cell>
          <table:table-cell table:style-name="ce1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Default"/>
          <table:table-cell table:style-name="Default"/>
          <table:table-cell table:style-name="ce1" office:value-type="float" office:value="1" calcext:value-type="float" table:number-columns-spanned="6" table:number-rows-spanned="1">
            <text:p>1</text:p>
          </table:table-cell>
          <table:covered-table-cell table:number-columns-repeated="2" table:style-name="Default"/>
          <table:covered-table-cell table:number-columns-repeated="2"/>
          <table:covered-table-cell table:style-name="Default"/>
          <table:table-cell table:style-name="Default"/>
          <table:table-cell table:style-name="ce1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Default"/>
          <table:table-cell table:style-name="Default"/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/>
          <table:table-cell/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 table:number-columns-repeated="3"/>
        </table:table-row>
        <table:table-row table:style-name="ro1">
          <table:table-cell table:style-name="ce1" office:value-type="float" office:value="0" calcext:value-type="float" table:number-columns-spanned="1" table:number-rows-spanned="8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0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covered-table-cell/>
          <table:table-cell table:style-name="ce2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10"/>
          <table:table-cell table:style-name="ce8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covered-table-cell/>
          <table:table-cell table:style-name="ce2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10"/>
          <table:table-cell table:style-name="ce8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covered-table-cell/>
          <table:table-cell table:style-name="ce2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10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covered-table-cell/>
          <table:table-cell table:style-name="ce2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10"/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covered-table-cell/>
          <table:table-cell table:style-name="ce2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10"/>
          <table:table-cell table:style-name="ce7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covered-table-cell/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10"/>
          <table:table-cell table:style-name="ce7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</table:table-row>
        <table:table-row table:style-name="ro1">
          <table:covered-table-cell/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10"/>
          <table:table-cell table:style-name="ce7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/>
          <table:table-cell table:style-name="ce10" table:number-columns-repeated="5"/>
          <table:table-cell/>
          <table:table-cell table:style-name="ce10" table:number-columns-repeated="6"/>
          <table:table-cell/>
          <table:table-cell table:style-name="ce10" table:number-columns-repeated="6"/>
          <table:table-cell/>
          <table:table-cell table:style-name="ce10" table:number-columns-repeated="11"/>
        </table:table-row>
        <table:table-row table:style-name="ro1">
          <table:table-cell table:style-name="ce1" office:value-type="float" office:value="1" calcext:value-type="float" table:number-columns-spanned="1" table:number-rows-spanned="8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10"/>
          <table:table-cell table:style-name="ce7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</table:table-row>
        <table:table-row table:style-name="ro1">
          <table:covered-table-cell/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10"/>
          <table:table-cell table:style-name="ce7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covered-table-cell/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/>
          <table:table-cell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10"/>
          <table:table-cell table:style-name="ce7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covered-table-cell/>
          <table:table-cell table:style-name="ce2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/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10"/>
          <table:table-cell table:style-name="ce7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covered-table-cell/>
          <table:table-cell table:style-name="ce2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10"/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covered-table-cell/>
          <table:table-cell table:style-name="ce2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/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/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10"/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</table:table-row>
        <table:table-row table:style-name="ro1">
          <table:covered-table-cell/>
          <table:table-cell table:style-name="ce2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/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/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10"/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</table:table-row>
        <table:table-row table:style-name="ro1">
          <table:covered-table-cell/>
          <table:table-cell table:style-name="ce2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/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/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10"/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</table:table-row>
        <table:table-row table:style-name="ro1">
          <table:table-cell/>
          <table:table-cell table:style-name="ce10" table:number-columns-repeated="5"/>
          <table:table-cell/>
          <table:table-cell table:style-name="ce10" table:number-columns-repeated="6"/>
          <table:table-cell/>
          <table:table-cell table:style-name="ce10" table:number-columns-repeated="6"/>
          <table:table-cell/>
          <table:table-cell table:style-name="ce10" table:number-columns-repeated="11"/>
        </table:table-row>
        <table:table-row table:style-name="ro1">
          <table:table-cell table:style-name="ce1" office:value-type="float" office:value="2" calcext:value-type="float" table:number-columns-spanned="1" table:number-rows-spanned="7">
            <text:p>2</text:p>
          </table:table-cell>
          <table:table-cell table:style-name="ce2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/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/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10"/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</table:table-row>
        <table:table-row table:style-name="ro1">
          <table:covered-table-cell/>
          <table:table-cell table:style-name="ce2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/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/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10"/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</table:table-row>
        <table:table-row table:style-name="ro1">
          <table:covered-table-cell/>
          <table:table-cell table:style-name="ce2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10"/>
          <table:table-cell table:style-name="ce5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</table:table-row>
        <table:table-row table:style-name="ro1">
          <table:covered-table-cell/>
          <table:table-cell table:style-name="ce2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10"/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</table:table-row>
        <table:table-row table:style-name="ro1">
          <table:covered-table-cell/>
          <table:table-cell table:style-name="ce2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10"/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</table:table-row>
        <table:table-row table:style-name="ro1">
          <table:covered-table-cell/>
          <table:table-cell table:style-name="ce2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/>
          <table:table-cell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10"/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</table:table-row>
        <table:table-row table:style-name="ro1">
          <table:covered-table-cell/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10"/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10"/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Default" table:number-columns-repeated="2"/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Default" table:number-columns-repeated="2"/>
          <table:table-cell/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2"/>
          <table:table-cell/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/>
          <table:table-cell table:style-name="ce2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2"/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2"/>
          <table:table-cell table:style-name="ce2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2"/>
          <table:table-cell table:style-name="ce2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7-30T21:11:01.144566155</meta:creation-date>
    <dc:date>2025-09-07T03:56:59.107000000</dc:date>
    <meta:editing-duration>PT2H8M50S</meta:editing-duration>
    <meta:editing-cycles>4</meta:editing-cycles>
    <meta:generator>LibreOffice/6.4.5.2$Windows_X86_64 LibreOffice_project/a726b36747cf2001e06b58ad5db1aa3a9a1872d6</meta:generator>
    <meta:document-statistic meta:table-count="1" meta:cell-count="1151" meta:object-count="0"/>
  </office:meta>
</office:document-meta>
</file>